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3.06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2.725cm"/>
    </style:style>
    <style:style style:name="co8" style:family="table-column">
      <style:table-column-properties fo:break-before="auto" style:column-width="3.149cm"/>
    </style:style>
    <style:style style:name="co9" style:family="table-column">
      <style:table-column-properties fo:break-before="auto" style:column-width="2.99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3.281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2.884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3.096cm"/>
    </style:style>
    <style:style style:name="co16" style:family="table-column">
      <style:table-column-properties fo:break-before="auto" style:column-width="3.44cm"/>
    </style:style>
    <style:style style:name="co17" style:family="table-column">
      <style:table-column-properties fo:break-before="auto" style:column-width="2.699cm"/>
    </style:style>
    <style:style style:name="co18" style:family="table-column">
      <style:table-column-properties fo:break-before="auto" style:column-width="2.858cm"/>
    </style:style>
    <style:style style:name="co19" style:family="table-column">
      <style:table-column-properties fo:break-before="auto" style:column-width="2.778cm"/>
    </style:style>
    <style:style style:name="co20" style:family="table-column">
      <style:table-column-properties fo:break-before="auto" style:column-width="2.434cm"/>
    </style:style>
    <style:style style:name="co21" style:family="table-column">
      <style:table-column-properties fo:break-before="auto" style:column-width="2.752cm"/>
    </style:style>
    <style:style style:name="co22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3.731cm"/>
    </style:style>
    <style:style style:name="co24" style:family="table-column">
      <style:table-column-properties fo:break-before="auto" style:column-width="5.001cm"/>
    </style:style>
    <style:style style:name="co25" style:family="table-column">
      <style:table-column-properties fo:break-before="auto" style:column-width="4.73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ta1" style:family="table" style:master-page-name="PageStyle_5f_Ben_27_s_20_Team">
      <style:table-properties table:display="true" style:writing-mode="lr-tb"/>
    </style:style>
    <style:style style:name="ta2" style:family="table" style:master-page-name="PageStyle_5f_Matt_27_s_20_Team">
      <style:table-properties table:display="true" style:writing-mode="lr-tb"/>
    </style:style>
    <style:style style:name="ta3" style:family="table" style:master-page-name="PageStyle_5f_Andrew_27_s_20_Team">
      <style:table-properties table:display="true" style:writing-mode="lr-tb"/>
    </style:style>
    <style:style style:name="ta4" style:family="table" style:master-page-name="PageStyle_5f_Nick_27_s_20_Team">
      <style:table-properties table:display="true" style:writing-mode="lr-tb"/>
    </style:style>
    <style:style style:name="ta5" style:family="table" style:master-page-name="PageStyle_5f_Tyler_27_s_20_Team">
      <style:table-properties table:display="true" style:writing-mode="lr-tb"/>
    </style:style>
    <style:style style:name="ta6" style:family="table" style:master-page-name="PageStyle_5f_Evan_27_s_20_Team">
      <style:table-properties table:display="true" style:writing-mode="lr-tb"/>
    </style:style>
    <style:style style:name="ta7" style:family="table" style:master-page-name="PageStyle_5f_Graham_27_s_20_Team">
      <style:table-properties table:display="true" style:writing-mode="lr-tb"/>
    </style:style>
    <style:style style:name="ta8" style:family="table" style:master-page-name="PageStyle_5f_Sam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0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0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0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0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0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2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T Vanek</text:p>
          </table:table-cell>
          <table:table-cell table:style-name="ce2"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J Lupul</text:p>
          </table:table-cell>
          <table:table-cell table:style-name="ce2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" office:value-type="float" office:value="950000">
            <text:p>9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" office:value-type="float" office:value="6500000">
            <text:p>6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" office:value-type="float" office:value="5551000">
            <text:p>5,551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" office:value-type="float" office:value="5250000">
            <text:p>5,2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" office:value-type="float" office:value="2150000">
            <text:p>2,1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" office:value-type="float" office:value="7000000">
            <text:p>7,000,000.00</text:p>
          </table:table-cell>
          <table:table-cell table:number-columns-repeated="249"/>
        </table:table-row>
        <table:table-row table:style-name="ro2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" office:value-type="float" office:value="4000000">
            <text:p>4,000,000.00</text:p>
          </table:table-cell>
          <table:table-cell table:number-columns-repeated="249"/>
        </table:table-row>
        <table:table-row table:style-name="ro3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" table:formula="of:=SUM([.G1:.G15])" office:value-type="float" office:value="68872000">
            <text:p>68,872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3" office:value-type="date" office:date-value="2014-09-09">
            <text:p>2014/09/0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3" office:value-type="date" office:date-value="2014-04-04">
            <text:p>2014/04/0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333">
            <text:p>4,833,333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3" office:value-type="date" office:date-value="2014-02-02">
            <text:p>2014/02/0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3976333">
            <text:p>113,976,333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2" table:print="false">
        <table:table-column table:style-name="co1" table:default-cell-style-name="ce1"/>
        <table:table-column table:style-name="co6" table:default-cell-style-name="ce1"/>
        <table:table-column table:style-name="co7" table:default-cell-style-name="ce2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" office:value-type="float" office:value="7500000">
            <text:p>7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" office:value-type="float" office:value="9538000">
            <text:p>9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" office:value-type="float" office:value="6700000">
            <text:p>6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B Richards</text:p>
          </table:table-cell>
          <table:table-cell table:style-name="ce2" office:value-type="float" office:value="2000000">
            <text:p>2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" office:value-type="float" office:value="5750000">
            <text:p>5,7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" office:value-type="float" office:value="3850000">
            <text:p>3,8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" office:value-type="float" office:value="900000">
            <text:p>9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M Niskanen</text:p>
          </table:table-cell>
          <table:table-cell table:style-name="ce2"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table:style-name="ce4" office:value-type="string">
            <text:p>N Holden</text:p>
          </table:table-cell>
          <table:table-cell table:style-name="ce5" office:value-type="float" office:value="600000">
            <text:p>6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Richards</text:p>
          </table:table-cell>
          <table:table-cell office:value-type="float" office:value="2000000">
            <text:p>2,000,000.00</text:p>
          </table:table-cell>
          <table:table-cell/>
          <table:table-cell office:value-type="string">
            <text:p>D</text:p>
          </table:table-cell>
          <table:table-cell office:value-type="string">
            <text:p>Brendan Smith</text:p>
          </table:table-cell>
          <table:table-cell table:style-name="ce2" office:value-type="float" office:value="1262000">
            <text:p>1,262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D Heatly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D</text:p>
          </table:table-cell>
          <table:table-cell office:value-type="string">
            <text:p>O Maata</text:p>
          </table:table-cell>
          <table:table-cell table:style-name="ce2" office:value-type="float" office:value="894000">
            <text:p>894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A Niemi</text:p>
          </table:table-cell>
          <table:table-cell table:style-name="ce2" office:value-type="float" office:value="3800000">
            <text:p>3,8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R Miller</text:p>
          </table:table-cell>
          <table:table-cell table:style-name="ce2"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" table:formula="of:=SUM([.G1:.G15])" office:value-type="float" office:value="68494000">
            <text:p>68,494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4" office:value-type="string">
            <text:p>N Holden</text:p>
          </table:table-cell>
          <table:table-cell table:style-name="ce5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O Maata</text:p>
          </table:table-cell>
          <table:table-cell office:value-type="float" office:value="894000">
            <text:p>894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N Backstrom</text:p>
          </table:table-cell>
          <table:table-cell office:value-type="float" office:value="3417000">
            <text:p>3,417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4294500">
            <text:p>124,294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3" table:print="false">
        <table:table-column table:style-name="co1" table:default-cell-style-name="ce1"/>
        <table:table-column table:style-name="co9" table:default-cell-style-name="ce1"/>
        <table:table-column table:style-name="co10" table:default-cell-style-name="ce2"/>
        <table:table-column table:style-name="co1" table:number-columns-repeated="2" table:default-cell-style-name="ce1"/>
        <table:table-column table:style-name="co11" table:default-cell-style-name="ce1"/>
        <table:table-column table:style-name="co9" table:default-cell-style-name="ce2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4th</text:p>
          </table:table-cell>
          <table:table-cell table:number-columns-repeated="246"/>
        </table:table-row>
        <table:table-row table:style-name="ro4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5th</text:p>
          </table:table-cell>
          <table:table-cell table:number-columns-repeated="246"/>
        </table:table-row>
        <table:table-row table:style-name="ro4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Jordan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outurier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6795000">
            <text:p>66,79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25000">
            <text:p>925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5723000">
            <text:p>105,723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Nick's Team" table:style-name="ta4" table:print="false">
        <table:table-column table:style-name="co1" table:number-columns-repeated="2" table:default-cell-style-name="ce1"/>
        <table:table-column table:style-name="co2" table:default-cell-style-name="ce2"/>
        <table:table-column table:style-name="co1" table:number-columns-repeated="3" table:default-cell-style-name="ce1"/>
        <table:table-column table:style-name="co12" table:default-cell-style-name="ce2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Andrew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600000">
            <text:p>68,6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7863000">
            <text:p>127,86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Tyler's Team" table:style-name="ta5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13" table:default-cell-style-name="ce8"/>
        <table:table-column table:style-name="co1" table:default-cell-style-name="ce1"/>
        <table:table-column table:style-name="co1" table:default-cell-style-name="ce6"/>
        <table:table-column table:style-name="co14" table:default-cell-style-name="ce6"/>
        <table:table-column table:style-name="co15" table:default-cell-style-name="ce8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7" office:value-type="string">
            <text:p>F</text:p>
          </table:table-cell>
          <table:table-cell table:style-name="ce1" office:value-type="string">
            <text:p>W Simmonds</text:p>
          </table:table-cell>
          <table:table-cell office:value-type="float" office:value="3975000">
            <text:p>3,975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Matt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 table:number-columns-repeated="249"/>
        </table:table-row>
        <table:table-row table:style-name="ro1">
          <table:table-cell table:style-name="ce7" office:value-type="string">
            <text:p>F</text:p>
          </table:table-cell>
          <table:table-cell table:style-name="ce1" office:value-type="string">
            <text:p>W Simmonds</text:p>
          </table:table-cell>
          <table:table-cell office:value-type="float" office:value="3975000">
            <text:p>3,975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7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O Ekman-Larsson</text:p>
          </table:table-cell>
          <table:table-cell office:value-type="float" office:value="5500000">
            <text:p>5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table:style-name="ce7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ce6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6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7"/>
          <table:table-cell office:value-type="string">
            <text:p>Salary:</text:p>
          </table:table-cell>
          <table:table-cell table:formula="of:=SUM([.G1:.G15])" office:value-type="float" office:value="67033000">
            <text:p>67,03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O Ekman-Larsson</text:p>
          </table:table-cell>
          <table:table-cell office:value-type="float" office:value="5500000">
            <text:p>5,500,000.00</text:p>
          </table:table-cell>
          <table:table-cell/>
          <table:table-cell table:style-name="ce7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7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7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R Ristole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7" office:value-type="string">
            <text:p>G</text:p>
          </table:table-cell>
          <table:table-cell table:style-name="ce1" office:value-type="string">
            <text:p>J Allen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Salary</text:p>
          </table:table-cell>
          <table:table-cell table:style-name="ce2" table:formula="of:=SUM([.C1:.C23])" office:value-type="float" office:value="95067000">
            <text:p>95,067,000.00</text:p>
          </table:table-cell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 table:style-name="ce1" office:value-type="string">
            <text:p>Forwards</text:p>
          </table:table-cell>
          <table:table-cell table:style-name="ce1" table:formula="of:=COUNTIF([.A1:.A24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Defence</text:p>
          </table:table-cell>
          <table:table-cell table:style-name="ce1" table:formula="of:=COUNTIF([.A1:.A24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Goalies</text:p>
          </table:table-cell>
          <table:table-cell table:style-name="ce1" table:formula="of:=COUNTIF([.A1:.A24];&quot;=G&quot;)"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</table:table>
      <table:table table:name="Evan's Team" table:style-name="ta6" table:print="false">
        <table:table-column table:style-name="co1" table:default-cell-style-name="ce1"/>
        <table:table-column table:style-name="co16" table:default-cell-style-name="ce1"/>
        <table:table-column table:style-name="co17" table:default-cell-style-name="ce2"/>
        <table:table-column table:style-name="co1" table:number-columns-repeated="3" table:default-cell-style-name="ce1"/>
        <table:table-column table:style-name="co18" table:default-cell-style-name="ce2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A Hemsky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Niederiter</text:p>
          </table:table-cell>
          <table:table-cell office:value-type="float" office:value="2667000">
            <text:p>2,667,000.00</text:p>
          </table:table-cell>
          <table:table-cell/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string">
            <text:p>G</text:p>
          </table:table-cell>
          <table:table-cell table:style-name="ce4" office:value-type="string">
            <text:p>D Kuemper</text:p>
          </table:table-cell>
          <table:table-cell office:value-type="float" office:value="1250000">
            <text:p>1,2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2289000">
            <text:p>62,289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2550000">
            <text:p>2,5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E Nabokov</text:p>
          </table:table-cell>
          <table:table-cell office:value-type="float" office:value="1550000">
            <text:p>1,5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emper</text:p>
          </table:table-cell>
          <table:table-cell office:value-type="float" office:value="1250000">
            <text:p>1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2913000">
            <text:p>102,913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7" table:print="false">
        <table:table-column table:style-name="co1" table:number-columns-repeated="2" table:default-cell-style-name="ce1"/>
        <table:table-column table:style-name="co12" table:default-cell-style-name="ce2"/>
        <table:table-column table:style-name="co1" table:number-columns-repeated="3" table:default-cell-style-name="ce1"/>
        <table:table-column table:style-name="co19" table:default-cell-style-name="ce2"/>
        <table:table-column table:style-name="co1" table:number-columns-repeated="14" table:default-cell-style-name="ce1"/>
        <table:table-column table:style-name="co4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E Kuznetzov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Z Chara</text:p>
          </table:table-cell>
          <table:table-cell office:value-type="float" office:value="6917000">
            <text:p>6,917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8215001">
            <text:p>68,215,001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108184334">
            <text:p>108,184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8" table:print="false">
        <table:table-column table:style-name="co1" table:default-cell-style-name="ce1"/>
        <table:table-column table:style-name="co4" table:default-cell-style-name="ce1"/>
        <table:table-column table:style-name="co19" table:default-cell-style-name="ce2"/>
        <table:table-column table:style-name="co1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4" table:default-cell-style-name="ce1"/>
        <table:table-column table:style-name="co4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P Marleau</text:p>
          </table:table-cell>
          <table:table-cell table:style-name="ce2" office:value-type="float" office:value="6900000">
            <text:p>6,9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2nd</text:p>
          </table:table-cell>
          <table:table-cell table:number-columns-repeated="245"/>
        </table:table-row>
        <table:table-row table:style-name="ro5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T Pearson</text:p>
          </table:table-cell>
          <table:table-cell table:style-name="ce2" office:value-type="float" office:value="925000">
            <text:p>925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3rd</text:p>
          </table:table-cell>
          <table:table-cell table:number-columns-repeated="245"/>
        </table:table-row>
        <table:table-row table:style-name="ro4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" office:value-type="float" office:value="6000000">
            <text:p>6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" office:value-type="float" office:value="5250000">
            <text:p>5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" office:value-type="float" office:value="1461000">
            <text:p>1,461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Hodgson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" office:value-type="float" office:value="1167000">
            <text:p>1,167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" office:value-type="float" office:value="5760000">
            <text:p>5,76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4" office:value-type="string">
            <text:p>S Vatenen</text:p>
          </table:table-cell>
          <table:table-cell table:style-name="ce2" office:value-type="float" office:value="1262000">
            <text:p>1,262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" office:value-type="float" office:value="4000000">
            <text:p>4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Teraveinin</text:p>
          </table:table-cell>
          <table:table-cell office:value-type="float" office:value="1344000">
            <text:p>1,344,000.00</text:p>
          </table:table-cell>
          <table:table-cell/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" office:value-type="float" office:value="2600000">
            <text:p>2,6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" office:value-type="float" office:value="6500000">
            <text:p>6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" office:value-type="float" office:value="3188000">
            <text:p>3,18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" table:formula="of:=SUM([.G1:.G15])" office:value-type="float" office:value="58813000">
            <text:p>58,81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F&quot;)" office:value-type="float" office:value="7">
            <text:p>7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table:style-name="ce4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750000">
            <text:p>7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99518000">
            <text:p>99,518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2" table:default-cell-style-name="ce6"/>
        <table:table-column table:style-name="co18" table:default-cell-style-name="ce6"/>
        <table:table-column table:style-name="co1" table:default-cell-style-name="ce8"/>
        <table:table-column table:style-name="co1" table:number-columns-repeated="10" table:default-cell-style-name="ce1"/>
        <table:table-column table:style-name="co4" table:number-columns-repeated="243" table:default-cell-style-name="Default"/>
        <table:table-row table:style-name="ro1">
          <table:table-cell table:style-name="ce9" office:value-type="string">
            <text:p>Jordans Team</text:p>
          </table:table-cell>
          <table:table-cell table:style-name="ce9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Huberdeau</text:p>
          </table:table-cell>
          <table:table-cell table:style-name="ce15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 Toews</text:p>
          </table:table-cell>
          <table:table-cell table:style-name="ce16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Zetterberg</text:p>
          </table:table-cell>
          <table:table-cell table:style-name="ce15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Bergeron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A Ladd</text:p>
          </table:table-cell>
          <table:table-cell table:style-name="ce17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Iginla</text:p>
          </table:table-cell>
          <table:table-cell table:style-name="ce15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C Hodgson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H Sedin</text:p>
          </table:table-cell>
          <table:table-cell table:style-name="ce16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10" office:value-type="string">
            <text:p>F</text:p>
          </table:table-cell>
          <table:table-cell table:style-name="ce10" office:value-type="string">
            <text:p>D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R Nugent-Hopkins</text:p>
          </table:table-cell>
          <table:table-cell table:style-name="ce17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. Schwartz</text:p>
          </table:table-cell>
          <table:table-cell table:style-name="ce17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hornton</text:p>
          </table:table-cell>
          <table:table-cell table:style-name="ce15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V Nichushkin</text:p>
          </table:table-cell>
          <table:table-cell table:style-name="ce17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S Monahan</text:p>
          </table:table-cell>
          <table:table-cell table:style-name="ce16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Steen</text:p>
          </table:table-cell>
          <table:table-cell table:style-name="ce16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Rielly</text:p>
          </table:table-cell>
          <table:table-cell table:style-name="ce17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Del Zotto</text:p>
          </table:table-cell>
          <table:table-cell table:style-name="ce16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S Voynov</text:p>
          </table:table-cell>
          <table:table-cell table:style-name="ce15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C Franson</text:p>
          </table:table-cell>
          <table:table-cell table:style-name="ce15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Krug</text:p>
          </table:table-cell>
          <table:table-cell table:style-name="ce16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M Vlasic</text:p>
          </table:table-cell>
          <table:table-cell table:style-name="ce18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C Fowler</text:p>
          </table:table-cell>
          <table:table-cell table:style-name="ce17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S Varlamov</text:p>
          </table:table-cell>
          <table:table-cell table:style-name="ce16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G</text:p>
          </table:table-cell>
          <table:table-cell table:style-name="ce12" office:value-type="string">
            <text:p>C Price</text:p>
          </table:table-cell>
          <table:table-cell table:style-name="ce17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>
            <text:p>G</text:p>
          </table:table-cell>
          <table:table-cell table:style-name="ce14" office:value-type="string">
            <text:p>E Lack</text:p>
          </table:table-cell>
          <table:table-cell table:style-name="ce18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J Howard</text:p>
          </table:table-cell>
          <table:table-cell table:style-name="ce15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Andrew's Team 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D Krejci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E Johnson</text:p>
          </table:table-cell>
          <table:table-cell table:style-name="ce16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Z Chara</text:p>
          </table:table-cell>
          <table:table-cell table:style-name="ce15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D Doughty</text:p>
          </table:table-cell>
          <table:table-cell table:style-name="ce18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Ben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J Lupul</text:p>
          </table:table-cell>
          <table:table-cell table:style-name="ce18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N Yakupov</text:p>
          </table:table-cell>
          <table:table-cell table:style-name="ce18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B Bennett</text:p>
          </table:table-cell>
          <table:table-cell table:style-name="ce18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D Backes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M Ribeiro</text:p>
          </table:table-cell>
          <table:table-cell table:style-name="ce18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A Goligoski</text:p>
          </table:table-cell>
          <table:table-cell table:style-name="ce16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J Muzzin</text:p>
          </table:table-cell>
          <table:table-cell table:style-name="ce18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J Faulk</text:p>
          </table:table-cell>
          <table:table-cell table:style-name="ce18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T Barrie</text:p>
          </table:table-cell>
          <table:table-cell table:style-name="ce17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Matt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Ryan</text:p>
          </table:table-cell>
          <table:table-cell table:style-name="ce17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N Leddy</text:p>
          </table:table-cell>
          <table:table-cell table:style-name="ce16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Mason</text:p>
          </table:table-cell>
          <table:table-cell table:style-name="ce15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Nick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Marchand</text:p>
          </table:table-cell>
          <table:table-cell table:style-name="ce16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P Marleau</text:p>
          </table:table-cell>
          <table:table-cell table:style-name="ce17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Bobrovsky</text:p>
          </table:table-cell>
          <table:table-cell table:style-name="ce15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Tyler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Voracek</text:p>
          </table:table-cell>
          <table:table-cell table:style-name="ce15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Filppula</text:p>
          </table:table-cell>
          <table:table-cell table:style-name="ce16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G</text:p>
          </table:table-cell>
          <table:table-cell table:style-name="ce12" office:value-type="string">
            <text:p>C Anderson</text:p>
          </table:table-cell>
          <table:table-cell table:style-name="ce17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2" table:default-cell-style-name="ce1"/>
        <table:table-column table:style-name="co4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20" office:value-type="string">
            <text:p>Evan</text:p>
          </table:table-cell>
          <table:table-cell table:style-name="ce21" office:value-type="string">
            <text:p>Graham</text:p>
          </table:table-cell>
          <table:table-cell table:style-name="ce22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6" office:value-type="string">
            <text:p>Oshie</text:p>
          </table:table-cell>
          <table:table-cell table:style-name="ce6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6" office:value-type="string">
            <text:p>Stastny</text:p>
          </table:table-cell>
          <table:table-cell table:style-name="ce6"/>
          <table:table-cell table:style-name="ce6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9" office:value-type="string">
            <text:p>Kuznetzov</text:p>
          </table:table-cell>
          <table:table-cell table:style-name="ce6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6" office:value-type="string">
            <text:p>Oshie</text:p>
          </table:table-cell>
          <table:table-cell table:style-name="ce6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6" office:value-type="string">
            <text:p>Palat</text:p>
          </table:table-cell>
          <table:table-cell table:style-name="ce6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6" office:value-type="string">
            <text:p>Sekera</text:p>
          </table:table-cell>
          <table:table-cell table:style-name="ce6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6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6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6"/>
          <table:table-cell table:style-name="ce6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6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6"/>
          <table:table-cell table:style-name="ce19" office:value-type="string">
            <text:p>Kuznetzov</text:p>
          </table:table-cell>
          <table:table-cell table:style-name="ce6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date-style style:name="N121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2014-10-22</text:date>, <text:time>19:4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10-22T19:46:11</dc:date>
    <dc:creator>Ben Miller</dc:creator>
    <meta:editing-duration>PT33M35S</meta:editing-duration>
    <meta:editing-cycles>1</meta:editing-cycles>
    <meta:document-statistic meta:table-count="10" meta:cell-count="1953" meta:object-count="0"/>
  </office:meta>
</office:document-meta>
</file>